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d3bd1" officeooo:paragraph-rsid="000d3bd1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d3bd1" officeooo:paragraph-rsid="000d3bd1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0d3bd1" officeooo:paragraph-rsid="000d3bd1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4 Task:</text:p>
      <text:p text:style-name="P1"/>
      <text:p text:style-name="P3">Using the landing page structure you put together yesterday, I would like you to refactor the code using Semantic HTML. </text:p>
      <text:p text:style-name="P4">  </text:p>
      <text:p text:style-name="P4">Research Semantic HTML elements in order to build an understanding of how and when they are used before appropriately applying it to the layout that you put together yesterday. </text:p>
      <text:p text:style-name="P4"> </text:p>
      <text:p text:style-name="P4"> </text:p>
      <text:p text:style-name="P4">CSS Introduction Task: </text:p>
      <text:p text:style-name="P4">Add some CSS styling to either an existing HTML webpage you have worked on, or a new HTML file. </text:p>
      <text:p text:style-name="P4">You must correctly create and link a CSS Stylesheet to your HTML file and apply some CSS Rules to your webpage. </text:p>
      <text:p text:style-name="P4">Your CSS file must include examples of: </text:p>
      <text:p text:style-name="P4">- An element selector </text:p>
      <text:p text:style-name="P4">- A class selector </text:p>
      <text:p text:style-name="P4">- An id selector </text:p>
      <text:p text:style-name="P4">- An imported font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7:26.959000000</meta:creation-date>
    <dc:date>2024-01-23T17:57:48.628000000</dc:date>
    <meta:editing-duration>PT22S</meta:editing-duration>
    <meta:editing-cycles>1</meta:editing-cycles>
    <meta:document-statistic meta:table-count="0" meta:image-count="0" meta:object-count="0" meta:page-count="1" meta:paragraph-count="14" meta:word-count="118" meta:character-count="660" meta:non-whitespace-character-count="539"/>
    <meta:generator>LibreOffice/7.6.4.1$Windows_X86_64 LibreOffice_project/e19e193f88cd6c0525a17fb7a176ed8e6a3e2aa1</meta:generator>
  </office:meta>
</office:document-meta>
</file>